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HOPKC </text:p>
      <text:p text:style-name="P1"/>
      <text:p text:style-name="P1">Saturday 23 December 2023 1700hrs uk tim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23T17:01:02.54</meta:creation-date>
    <meta:document-statistic meta:table-count="0" meta:image-count="0" meta:object-count="0" meta:page-count="1" meta:paragraph-count="2" meta:word-count="8" meta:character-count="48"/>
    <dc:date>2023-12-23T17:04:05.66</dc:date>
    <meta:editing-duration>PT3M4S</meta:editing-duration>
    <meta:editing-cycles>1</meta:editing-cycles>
    <meta:generator>OpenOffice/4.1.14$Win32 OpenOffice.org_project/4114m1$Build-9811</meta:generator>
  </office:meta>
</office:document-meta>
</file>